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Times New Roman" svg:font-family="Times New Roman"/>
    <style:font-face style:name="Verdana" svg:font-family="Verdana"/>
    <style:font-face style:name="Myriad-pro" svg:font-family="Myriad-pro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2.4791666666666665in"/>
    </style:style>
    <style:style style:name="co4" style:family="table-column">
      <style:table-column-properties fo:break-before="auto" style:column-width="2.1666666666666665in"/>
    </style:style>
    <style:style style:name="co5" style:family="table-column">
      <style:table-column-properties fo:break-before="auto" style:column-width="1.09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4" style:family="table-cell" style:parent-style-name="Defaul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7" style:family="table-cell" style:parent-style-name="Default">
      <style:table-cell-properties style:vertical-align="bottom" fo:background-color="#FFFFFF"/>
      <style:paragraph-properties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8" style:family="table-cell" style:parent-style-name="Default">
      <style:table-cell-properties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9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solid" style:text-underline-type="single"/>
    </style:style>
    <style:style style:name="ce31" style:family="table-cell" style:parent-style-name="Default">
      <style:table-cell-properties style:vertical-align="bottom"/>
      <style:paragraph-properties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33333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33333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solid" style:text-underline-type="single"/>
    </style:style>
    <style:style style:name="ce36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7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33333" style:text-underline-style="none"/>
    </style:style>
    <style:style style:name="ce38" style:family="table-cell" style:parent-style-name="Default">
      <style:table-cell-properties style:vertical-align="bottom"/>
      <style:paragraph-properties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33333" style:text-underline-style="none"/>
    </style:style>
    <style:style style:name="ce39" style:family="table-cell" style:parent-style-name="Defaul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style:vertical-align="bottom"/>
      <style:paragraph-properties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style:vertical-align="bottom" fo:background-color="#FFFFFF"/>
      <style:paragraph-properties fo:text-align="center"/>
      <style:text-properties style:font-name="Myriad-pro" style:font-name-asian="Myriad-pro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ce44" style:family="table-cell" style:parent-style-name="Default">
      <style:table-cell-properties style:vertical-align="bottom"/>
      <style:paragraph-properties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8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0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solid" style:text-underline-type="single"/>
    </style:style>
    <style:style style:name="T12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33333" style:text-underline-style="none"/>
    </style:style>
    <style:style style:name="T13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solid" style:text-underline-type="single"/>
    </style:style>
    <style:style style:name="T14" style:family="text"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33333" style:text-underline-style="none"/>
    </style:style>
    <style:style style:name="T15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style:font-name="Myriad-pro" style:font-name-asian="Myriad-pro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T18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/>
        <table:table-column table:style-name="co5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Namn</text:p>
          </table:table-cell>
          <table:table-cell table:style-name="ce22" office:value-type="string">
            <text:p>Footprint</text:p>
          </table:table-cell>
          <table:table-cell table:style-name="ce21" office:value-type="string">
            <text:p>Artikel #</text:p>
          </table:table-cell>
          <table:table-cell table:style-name="ce23" office:value-type="string">
            <text:p>Antal</text:p>
          </table:table-cell>
          <table:table-cell table:style-name="ce23" office:value-type="string">
            <text:p>Länk</text:p>
          </table:table-cell>
        </table:table-row>
        <table:table-row table:style-name="ro2">
          <table:table-cell table:style-name="ce24"/>
          <table:table-cell table:style-name="ce25"/>
          <table:table-cell table:style-name="ce24"/>
          <table:table-cell table:number-columns-repeated="2" table:style-name="ce26"/>
        </table:table-row>
        <table:table-row table:style-name="ro2">
          <table:table-cell table:style-name="ce21" office:value-type="string">
            <text:p>Switching Voltage Regulators</text:p>
          </table:table-cell>
          <table:table-cell table:style-name="ce25"/>
          <table:table-cell table:style-name="ce24"/>
          <table:table-cell table:number-columns-repeated="2" table:style-name="ce26"/>
        </table:table-row>
        <table:table-row table:style-name="ro2">
          <table:table-cell table:style-name="ce27" office:value-type="string">
            <text:p>Switchregulator 1000 mA MSOP-8A</text:p>
          </table:table-cell>
          <table:table-cell table:style-name="ce28" office:value-type="string">
            <text:p>MSOP-8</text:p>
          </table:table-cell>
          <table:table-cell table:style-name="ce27" office:value-type="string">
            <text:p>MCP16311-E/MS</text:p>
          </table:table-cell>
          <table:table-cell table:style-name="ce29" office:value-type="float" office:value="10">
            <text:p>10</text:p>
          </table:table-cell>
          <table:table-cell table:style-name="ce30" office:value-type="string" office:value="http://se.farnell.com/microchip/mcp16311-e-ms/dc-dc-switching-reg-buck-500khz/dp/2414134?ost=MCP16311-E%2FMS&amp;selectedCategoryId=&amp;categoryNameResp=Alla%2Bkategorier&amp;searchView=table&amp;iscrfnonsku=false">
            <text:p><text:a xlink:href="http://se.farnell.com/microchip/mcp16311-e-ms/dc-dc-switching-reg-buck-500khz/dp/2414134?ost=MCP16311-E/MS&amp;selectedCategoryId=&amp;categoryNameResp=Alla+kategorier&amp;searchView=table&amp;iscrfnonsku=false">http://se.farnell.com/microchip/mcp16311-e-ms/dc-dc-switching-reg-buck-500khz/dp/2414134?ost=MCP16311-E%2FMS&amp;selectedCategoryId=&amp;categoryNameResp=Alla%2Bkategorier&amp;searchView=table&amp;iscrfnonsku=false</text:a></text:p>
          </table:table-cell>
        </table:table-row>
        <table:table-row table:style-name="ro2">
          <table:table-cell table:style-name="ce24"/>
          <table:table-cell table:style-name="ce25"/>
          <table:table-cell table:style-name="ce24"/>
          <table:table-cell table:style-name="ce26"/>
          <table:table-cell table:style-name="ce29"/>
        </table:table-row>
        <table:table-row table:style-name="ro2">
          <table:table-cell table:style-name="ce24"/>
          <table:table-cell table:style-name="ce25"/>
          <table:table-cell table:style-name="ce24"/>
          <table:table-cell table:number-columns-repeated="2" table:style-name="ce26"/>
        </table:table-row>
        <table:table-row table:style-name="ro2">
          <table:table-cell table:style-name="ce21" office:value-type="string">
            <text:p>Resistors</text:p>
          </table:table-cell>
          <table:table-cell table:style-name="ce25"/>
          <table:table-cell table:style-name="ce24"/>
          <table:table-cell table:number-columns-repeated="2" table:style-name="ce26"/>
        </table:table-row>
        <table:table-row table:style-name="ro2">
          <table:table-cell table:style-name="ce31" office:value-type="string">
            <text:p>10 kOhm</text:p>
          </table:table-cell>
          <table:table-cell table:style-name="ce28" office:value-type="string">
            <text:p>Package: 0603</text:p>
          </table:table-cell>
          <table:table-cell table:style-name="ce32" office:value-type="string">
            <text:p>RC0603FR-0710KL</text:p>
          </table:table-cell>
          <table:table-cell table:style-name="ce29" office:value-type="float" office:value="30">
            <text:p>30</text:p>
          </table:table-cell>
          <table:table-cell table:style-name="ce30" office:value-type="string" office:value="http://se.farnell.com/yageo-phycomp/rc0603fr-0710kl/motst-tjockfilm-10k-1-0-1w-0603/dp/9238603">
            <text:p><text:a xlink:href="http://se.farnell.com/yageo-phycomp/rc0603fr-0710kl/motst-tjockfilm-10k-1-0-1w-0603/dp/9238603">http://se.farnell.com/yageo-phycomp/rc0603fr-0710kl/motst-tjockfilm-10k-1-0-1w-0603/dp/9238603</text:a></text:p>
          </table:table-cell>
        </table:table-row>
        <table:table-row table:style-name="ro2">
          <table:table-cell table:style-name="ce31" office:value-type="string">
            <text:p>31.6 kOhm (For +3.3V)</text:p>
          </table:table-cell>
          <table:table-cell table:style-name="ce28" office:value-type="string">
            <text:p>Package: 0603</text:p>
          </table:table-cell>
          <table:table-cell table:style-name="ce32" office:value-type="string">
            <text:p>MC0063W0603131R6</text:p>
          </table:table-cell>
          <table:table-cell table:style-name="ce29" office:value-type="float" office:value="20">
            <text:p>20</text:p>
          </table:table-cell>
          <table:table-cell table:style-name="ce30" office:value-type="string" office:value="http://se.farnell.com/multicomp/mc0063w0603131r6/motst-tjockfilm-31r6-1-0-063w/dp/1170638">
            <text:p><text:a xlink:href="http://se.farnell.com/multicomp/mc0063w0603131r6/motst-tjockfilm-31r6-1-0-063w/dp/1170638">http://se.farnell.com/multicomp/mc0063w0603131r6/motst-tjockfilm-31r6-1-0-063w/dp/1170638</text:a></text:p>
          </table:table-cell>
        </table:table-row>
        <table:table-row table:style-name="ro2">
          <table:table-cell table:style-name="ce31" office:value-type="string">
            <text:p>52.3 kOhm (For +5 V)</text:p>
          </table:table-cell>
          <table:table-cell table:style-name="ce28" office:value-type="string">
            <text:p>Package: 0603</text:p>
          </table:table-cell>
          <table:table-cell table:style-name="ce32" office:value-type="string">
            <text:p>ERJP03F5232V</text:p>
          </table:table-cell>
          <table:table-cell table:style-name="ce29" office:value-type="float" office:value="20">
            <text:p>20</text:p>
          </table:table-cell>
          <table:table-cell table:style-name="ce30" office:value-type="string" office:value="http://se.farnell.com/panasonic-electronic-components/erjp03f5232v/motst-tjockfilm-52k3-1-0-2w-0603/dp/2312081">
            <text:p><text:a xlink:href="http://se.farnell.com/panasonic-electronic-components/erjp03f5232v/motst-tjockfilm-52k3-1-0-2w-0603/dp/2312081">http://se.farnell.com/panasonic-electronic-components/erjp03f5232v/motst-tjockfilm-52k3-1-0-2w-0603/dp/2312081</text:a></text:p>
          </table:table-cell>
        </table:table-row>
        <table:table-row table:style-name="ro2">
          <table:table-cell table:style-name="ce31" office:value-type="string">
            <text:p>140 kOhm (For +12 V)</text:p>
          </table:table-cell>
          <table:table-cell table:style-name="ce28" office:value-type="string">
            <text:p>Package: 0603</text:p>
          </table:table-cell>
          <table:table-cell table:style-name="ce32" office:value-type="string">
            <text:p>ERJ3EKF1403V</text:p>
          </table:table-cell>
          <table:table-cell table:style-name="ce29" office:value-type="float" office:value="20">
            <text:p>20</text:p>
          </table:table-cell>
          <table:table-cell table:style-name="ce30" office:value-type="string" office:value="http://se.farnell.com/panasonic-electronic-components/erj3ekf1403v/motst-tjockfilm-140k-1-0-1w-0603/dp/2059504">
            <text:p><text:a xlink:href="http://se.farnell.com/panasonic-electronic-components/erj3ekf1403v/motst-tjockfilm-140k-1-0-1w-0603/dp/2059504">http://se.farnell.com/panasonic-electronic-components/erj3ekf1403v/motst-tjockfilm-140k-1-0-1w-0603/dp/2059504</text:a></text:p>
          </table:table-cell>
        </table:table-row>
        <table:table-row table:style-name="ro2">
          <table:table-cell table:style-name="ce31" office:value-type="string">
            <text:p>1 kOhm (For Crowbars)</text:p>
          </table:table-cell>
          <table:table-cell table:style-name="ce28" office:value-type="string">
            <text:p>Package: 0603</text:p>
          </table:table-cell>
          <table:table-cell table:style-name="ce27" office:value-type="string">
            <text:p>RC0603FR-071KL</text:p>
          </table:table-cell>
          <table:table-cell table:style-name="ce29" office:value-type="float" office:value="20">
            <text:p>20</text:p>
          </table:table-cell>
          <table:table-cell table:style-name="ce30" office:value-type="string" office:value="http://se.farnell.com/yageo-phycomp/rc0603fr-071kl/motst-tjockfilm-1k-1-0-1w-0603/dp/9238484">
            <text:p><text:a xlink:href="http://se.farnell.com/yageo-phycomp/rc0603fr-071kl/motst-tjockfilm-1k-1-0-1w-0603/dp/9238484">http://se.farnell.com/yageo-phycomp/rc0603fr-071kl/motst-tjockfilm-1k-1-0-1w-0603/dp/9238484</text:a></text:p>
          </table:table-cell>
        </table:table-row>
        <table:table-row table:style-name="ro2">
          <table:table-cell table:style-name="ce24"/>
          <table:table-cell table:style-name="ce25"/>
          <table:table-cell table:style-name="ce24"/>
          <table:table-cell table:number-columns-repeated="2" table:style-name="ce26"/>
        </table:table-row>
        <table:table-row table:style-name="ro2">
          <table:table-cell table:style-name="ce21" office:value-type="string">
            <text:p>Capacitors</text:p>
          </table:table-cell>
          <table:table-cell table:style-name="ce25"/>
          <table:table-cell table:style-name="ce24"/>
          <table:table-cell table:number-columns-repeated="2" table:style-name="ce26"/>
        </table:table-row>
        <table:table-row table:style-name="ro2">
          <table:table-cell table:style-name="ce27" office:value-type="string">
            <text:p>Kondensator 0.1 uF 50 VDC 0805</text:p>
          </table:table-cell>
          <table:table-cell table:style-name="ce33" office:value-type="string">
            <text:p>Package: 0805</text:p>
          </table:table-cell>
          <table:table-cell table:style-name="ce27" office:value-type="string">
            <text:p>C0805C104J5RACTU</text:p>
          </table:table-cell>
          <table:table-cell table:style-name="ce29" office:value-type="float" office:value="20">
            <text:p>20</text:p>
          </table:table-cell>
          <table:table-cell table:style-name="ce30" office:value-type="string" office:value="http://se.farnell.com/kemet/c0805c104j5ractu/cap-mlcc-x7r-100nf-50v-0805/dp/1414663">
            <text:p><text:a xlink:href="http://se.farnell.com/kemet/c0805c104j5ractu/cap-mlcc-x7r-100nf-50v-0805/dp/1414663">http://se.farnell.com/kemet/c0805c104j5ractu/cap-mlcc-x7r-100nf-50v-0805/dp/1414663</text:a></text:p>
          </table:table-cell>
        </table:table-row>
        <table:table-row table:style-name="ro2">
          <table:table-cell table:style-name="ce27" office:value-type="string">
            <text:p>Kondensator 1 uF 50 VDC 0805</text:p>
          </table:table-cell>
          <table:table-cell table:style-name="ce33" office:value-type="string">
            <text:p>Package: 0805</text:p>
          </table:table-cell>
          <table:table-cell table:style-name="ce27" office:value-type="string">
            <text:p>C0805C105K5RACTU</text:p>
          </table:table-cell>
          <table:table-cell table:style-name="ce29" office:value-type="float" office:value="15">
            <text:p>15</text:p>
          </table:table-cell>
          <table:table-cell table:style-name="ce30" office:value-type="string" office:value="http://se.farnell.com/kemet/c0805c105k5ractu/cap-mlcc-x7r-1uf-50v-0805/dp/2118131">
            <text:p><text:a xlink:href="http://se.farnell.com/kemet/c0805c105k5ractu/cap-mlcc-x7r-1uf-50v-0805/dp/2118131">http://se.farnell.com/kemet/c0805c105k5ractu/cap-mlcc-x7r-1uf-50v-0805/dp/2118131</text:a></text:p>
          </table:table-cell>
        </table:table-row>
        <table:table-row table:style-name="ro2">
          <table:table-cell table:style-name="ce27" office:value-type="string">
            <text:p>Kondensator 10 uF 16 VDC 0805</text:p>
          </table:table-cell>
          <table:table-cell table:style-name="ce33" office:value-type="string">
            <text:p>Package: 0805</text:p>
          </table:table-cell>
          <table:table-cell table:style-name="ce27" office:value-type="string">
            <text:p>GRM21BR61C106KE15L</text:p>
          </table:table-cell>
          <table:table-cell table:style-name="ce29" office:value-type="float" office:value="30">
            <text:p>30</text:p>
          </table:table-cell>
          <table:table-cell table:style-name="ce30" office:value-type="string" office:value="http://se.farnell.com/murata/grm21br61c106ke15l/cap-mlcc-x5r-10uf-16v-0805/dp/1762635">
            <text:p><text:a xlink:href="http://se.farnell.com/murata/grm21br61c106ke15l/cap-mlcc-x5r-10uf-16v-0805/dp/1762635">http://se.farnell.com/murata/grm21br61c106ke15l/cap-mlcc-x5r-10uf-16v-0805/dp/1762635</text:a></text:p>
          </table:table-cell>
        </table:table-row>
        <table:table-row table:style-name="ro2">
          <table:table-cell table:style-name="ce27" office:value-type="string">
            <text:p>Kondensator 47 nF 50 VDC 0805</text:p>
          </table:table-cell>
          <table:table-cell table:style-name="ce33" office:value-type="string">
            <text:p>Package: 0805</text:p>
          </table:table-cell>
          <table:table-cell table:style-name="ce27" office:value-type="string">
            <text:p>C0805F473K5RACTU</text:p>
          </table:table-cell>
          <table:table-cell table:style-name="ce29" office:value-type="float" office:value="10">
            <text:p>10</text:p>
          </table:table-cell>
          <table:table-cell table:style-name="ce30" office:value-type="string" office:value="http://se.farnell.com/kemet/c0805f473k5ractu/cap-mlcc-x7r-47nf-50v-0805/dp/1288270">
            <text:p><text:a xlink:href="http://se.farnell.com/kemet/c0805f473k5ractu/cap-mlcc-x7r-47nf-50v-0805/dp/1288270">http://se.farnell.com/kemet/c0805f473k5ractu/cap-mlcc-x7r-47nf-50v-0805/dp/1288270</text:a></text:p>
          </table:table-cell>
        </table:table-row>
        <table:table-row table:style-name="ro2">
          <table:table-cell table:style-name="ce31" office:value-type="string">
            <text:p>Kondenstator 150 uF</text:p>
          </table:table-cell>
          <table:table-cell table:style-name="ce28" office:value-type="string">
            <text:p>2312 [6032 metrisk]</text:p>
          </table:table-cell>
          <table:table-cell table:style-name="ce32" office:value-type="string">
            <text:p>293D157X96R3C2TE3</text:p>
          </table:table-cell>
          <table:table-cell table:style-name="ce29" office:value-type="float" office:value="8">
            <text:p>8</text:p>
          </table:table-cell>
          <table:table-cell table:style-name="ce30" office:value-type="string" office:value="http://se.farnell.com/vishay/293d157x96r3c2te3/cap-tant-150uf-6-3v-case-c/dp/1754155">
            <text:p><text:a xlink:href="http://se.farnell.com/vishay/293d157x96r3c2te3/cap-tant-150uf-6-3v-case-c/dp/1754155">http://se.farnell.com/vishay/293d157x96r3c2te3/cap-tant-150uf-6-3v-case-c/dp/1754155</text:a></text:p>
          </table:table-cell>
        </table:table-row>
        <table:table-row table:style-name="ro2">
          <table:table-cell table:style-name="ce24"/>
          <table:table-cell table:style-name="ce25"/>
          <table:table-cell table:style-name="ce24"/>
          <table:table-cell table:number-columns-repeated="2" table:style-name="ce26"/>
        </table:table-row>
        <table:table-row table:style-name="ro2">
          <table:table-cell table:style-name="ce21" office:value-type="string">
            <text:p>Inductors</text:p>
          </table:table-cell>
          <table:table-cell table:style-name="ce25"/>
          <table:table-cell table:style-name="ce24"/>
          <table:table-cell table:style-name="ce26"/>
          <table:table-cell table:style-name="ce24"/>
        </table:table-row>
        <table:table-row table:style-name="ro2">
          <table:table-cell table:style-name="ce34" office:value-type="string">
            <text:p>15 µH, ± 20%, 0805 ((For +3.3V)</text:p>
          </table:table-cell>
          <table:table-cell table:style-name="ce28" office:value-type="string">
            <text:p>Package: 0805</text:p>
          </table:table-cell>
          <table:table-cell table:style-name="ce27" office:value-type="string">
            <text:p>MLZ2012N150LT</text:p>
          </table:table-cell>
          <table:table-cell table:style-name="ce29" office:value-type="float" office:value="8">
            <text:p>8</text:p>
          </table:table-cell>
          <table:table-cell table:style-name="ce35" office:value-type="string" office:value="http://se.farnell.com/tdk/mlz2012n150lt/spole-15-h-20-0-35a-0805/dp/2493072?ost=Inductor+15+uH&amp;selectedCategoryId=&amp;categoryNameResp=Alla%2Bkategorier&amp;searchView=table&amp;iscrfnonsku=false">
            <text:p><text:a xlink:href="http://se.farnell.com/tdk/mlz2012n150lt/spole-15-h-20-0-35a-0805/dp/2493072?ost=Inductor+15+uH&amp;selectedCategoryId=&amp;categoryNameResp=Alla+kategorier&amp;searchView=table&amp;iscrfnonsku=false">http://se.farnell.com/tdk/mlz2012n150lt/spole-15-h-20-0-35a-0805/dp/2493072?ost=Inductor+15+uH&amp;selectedCategoryId=&amp;categoryNameResp=Alla%2Bkategorier&amp;searchView=table&amp;iscrfnonsku=false</text:a></text:p>
          </table:table-cell>
        </table:table-row>
        <table:table-row table:style-name="ro2">
          <table:table-cell table:style-name="ce34" office:value-type="string">
            <text:p>22 µH, ± 20%, 0805 (For +5V)</text:p>
          </table:table-cell>
          <table:table-cell table:style-name="ce28" office:value-type="string">
            <text:p>Package: 0805</text:p>
          </table:table-cell>
          <table:table-cell table:style-name="ce36" office:value-type="string">
            <text:p>MLZ2012M220WT</text:p>
          </table:table-cell>
          <table:table-cell table:style-name="ce29" office:value-type="float" office:value="8">
            <text:p>8</text:p>
          </table:table-cell>
          <table:table-cell table:style-name="ce35" office:value-type="string" office:value="http://se.farnell.com/tdk/mlz2012m220wt/inductor-shielded-22uh-20/dp/2215653">
            <text:p><text:a xlink:href="http://se.farnell.com/tdk/mlz2012m220wt/inductor-shielded-22uh-20/dp/2215653">http://se.farnell.com/tdk/mlz2012m220wt/inductor-shielded-22uh-20/dp/2215653</text:a></text:p>
          </table:table-cell>
        </table:table-row>
        <table:table-row table:style-name="ro2">
          <table:table-cell table:style-name="ce34" office:value-type="string">
            <text:p>56 µH, ± 5%, 1210 (For +12V)</text:p>
          </table:table-cell>
          <table:table-cell table:style-name="ce28" office:value-type="string">
            <text:p>Package: 1210</text:p>
          </table:table-cell>
          <table:table-cell table:style-name="ce36" office:value-type="string">
            <text:p>NLV32T-560J-PF</text:p>
          </table:table-cell>
          <table:table-cell table:style-name="ce29" office:value-type="float" office:value="8">
            <text:p>8</text:p>
          </table:table-cell>
          <table:table-cell table:style-name="ce35" office:value-type="string" office:value="http://se.farnell.com/tdk/nlv32t-560j-pf/inductor-signal-line-56uh-1210/dp/1669950">
            <text:p><text:a xlink:href="http://se.farnell.com/tdk/nlv32t-560j-pf/inductor-signal-line-56uh-1210/dp/1669950">http://se.farnell.com/tdk/nlv32t-560j-pf/inductor-signal-line-56uh-1210/dp/1669950</text:a></text:p>
          </table:table-cell>
        </table:table-row>
        <table:table-row table:style-name="ro2">
          <table:table-cell table:style-name="ce24"/>
          <table:table-cell table:style-name="ce25"/>
          <table:table-cell table:style-name="ce24"/>
          <table:table-cell table:style-name="ce26"/>
          <table:table-cell table:style-name="ce24"/>
        </table:table-row>
        <table:table-row table:style-name="ro2">
          <table:table-cell table:style-name="ce21" office:value-type="string">
            <text:p>Thyristor</text:p>
          </table:table-cell>
          <table:table-cell table:style-name="ce25"/>
          <table:table-cell table:style-name="ce24"/>
          <table:table-cell table:style-name="ce26"/>
          <table:table-cell table:style-name="ce24"/>
        </table:table-row>
        <table:table-row table:style-name="ro2">
          <table:table-cell table:style-name="ce27" office:value-type="string">
            <text:p>Thyristor SOT-223 600 V 1.25 A</text:p>
          </table:table-cell>
          <table:table-cell table:style-name="ce28" office:value-type="string">
            <text:p>SOT-223</text:p>
          </table:table-cell>
          <table:table-cell table:style-name="ce32" office:value-type="string">
            <text:p>X0202NN 5BA4</text:p>
          </table:table-cell>
          <table:table-cell table:style-name="ce29" office:value-type="float" office:value="15">
            <text:p>15</text:p>
          </table:table-cell>
          <table:table-cell table:style-name="ce35" office:value-type="string" office:value="http://se.farnell.com/stmicroelectronics/x0202nn-5ba4/scr-800v-1-25a-sot-223/dp/1748967">
            <text:p><text:a xlink:href="http://se.farnell.com/stmicroelectronics/x0202nn-5ba4/scr-800v-1-25a-sot-223/dp/1748967">http://se.farnell.com/stmicroelectronics/x0202nn-5ba4/scr-800v-1-25a-sot-223/dp/1748967</text:a></text:p>
          </table:table-cell>
        </table:table-row>
        <table:table-row table:style-name="ro2">
          <table:table-cell table:style-name="ce24"/>
          <table:table-cell table:style-name="ce25"/>
          <table:table-cell table:style-name="ce37"/>
          <table:table-cell table:number-columns-repeated="2" table:style-name="ce26"/>
        </table:table-row>
        <table:table-row table:style-name="ro2">
          <table:table-cell table:style-name="ce21" office:value-type="string">
            <text:p>Zener diode</text:p>
          </table:table-cell>
          <table:table-cell table:style-name="ce25"/>
          <table:table-cell table:style-name="ce24"/>
          <table:table-cell table:number-columns-repeated="2" table:style-name="ce26"/>
        </table:table-row>
        <table:table-row table:style-name="ro2">
          <table:table-cell table:style-name="ce27" office:value-type="string">
            <text:p>Zener diode SOT-23 15 V 350 mW</text:p>
          </table:table-cell>
          <table:table-cell table:style-name="ce28" office:value-type="string">
            <text:p>SOT-23</text:p>
          </table:table-cell>
          <table:table-cell table:style-name="ce32" office:value-type="string">
            <text:p>DZ23C15-7-F</text:p>
          </table:table-cell>
          <table:table-cell table:style-name="ce29" office:value-type="float" office:value="8">
            <text:p>8</text:p>
          </table:table-cell>
          <table:table-cell table:style-name="ce30" office:value-type="string" office:value="http://se.farnell.com/diodes-inc/dz23c15-7-f/diode-dual-zener-15v-0-3w-sot23/dp/1773572">
            <text:p><text:a xlink:href="http://se.farnell.com/diodes-inc/dz23c15-7-f/diode-dual-zener-15v-0-3w-sot23/dp/1773572">http://se.farnell.com/diodes-inc/dz23c15-7-f/diode-dual-zener-15v-0-3w-sot23/dp/1773572</text:a></text:p>
          </table:table-cell>
        </table:table-row>
        <table:table-row table:style-name="ro2">
          <table:table-cell table:style-name="ce27" office:value-type="string">
            <text:p>Zenerdiod SOT-23 5.6 V 200 mW</text:p>
          </table:table-cell>
          <table:table-cell table:style-name="ce28" office:value-type="string">
            <text:p>SOT-23</text:p>
          </table:table-cell>
          <table:table-cell table:style-name="ce32" office:value-type="string">
            <text:p>BZX84-C5V6</text:p>
          </table:table-cell>
          <table:table-cell table:style-name="ce29" office:value-type="float" office:value="8">
            <text:p>8</text:p>
          </table:table-cell>
          <table:table-cell table:style-name="ce30" office:value-type="string" office:value="http://se.farnell.com/nxp/bzx84-c5v6/diode-zener-5-6v-0-25w/dp/1081431">
            <text:p><text:a xlink:href="http://se.farnell.com/nxp/bzx84-c5v6/diode-zener-5-6v-0-25w/dp/1081431">http://se.farnell.com/nxp/bzx84-c5v6/diode-zener-5-6v-0-25w/dp/1081431</text:a></text:p>
          </table:table-cell>
        </table:table-row>
        <table:table-row table:style-name="ro2">
          <table:table-cell table:style-name="ce27" office:value-type="string">
            <text:p>Zenerdiod SOT-23 3.9 V</text:p>
          </table:table-cell>
          <table:table-cell table:style-name="ce28" office:value-type="string">
            <text:p>SOT-23</text:p>
          </table:table-cell>
          <table:table-cell table:style-name="ce32" office:value-type="string">
            <text:p>BZX84C3V9</text:p>
          </table:table-cell>
          <table:table-cell table:style-name="ce29" office:value-type="float" office:value="8">
            <text:p>8</text:p>
          </table:table-cell>
          <table:table-cell table:style-name="ce30" office:value-type="string" office:value="http://se.farnell.com/diodes-inc/bzx84c3v9/diode-zener-3-9v-0-35w-sot23-3/dp/1902458">
            <text:p><text:a xlink:href="http://se.farnell.com/diodes-inc/bzx84c3v9/diode-zener-3-9v-0-35w-sot23-3/dp/1902458">http://se.farnell.com/diodes-inc/bzx84c3v9/diode-zener-3-9v-0-35w-sot23-3/dp/1902458</text:a></text:p>
          </table:table-cell>
        </table:table-row>
        <table:table-row table:style-name="ro2">
          <table:table-cell table:style-name="ce24"/>
          <table:table-cell table:style-name="ce25"/>
          <table:table-cell table:style-name="ce24"/>
          <table:table-cell table:number-columns-repeated="2" table:style-name="ce26"/>
        </table:table-row>
        <table:table-row table:style-name="ro2">
          <table:table-cell table:style-name="ce21" office:value-type="string">
            <text:p>Schottky Diode</text:p>
          </table:table-cell>
          <table:table-cell table:style-name="ce25"/>
          <table:table-cell table:style-name="ce24"/>
          <table:table-cell table:number-columns-repeated="2" table:style-name="ce26"/>
        </table:table-row>
        <table:table-row table:style-name="ro2">
          <table:table-cell table:style-name="ce27" office:value-type="string">
            <text:p>Schottkydiod 0.2 A 30 V SOT-23</text:p>
          </table:table-cell>
          <table:table-cell table:style-name="ce28" office:value-type="string">
            <text:p>SOT-23</text:p>
          </table:table-cell>
          <table:table-cell table:style-name="ce27" office:value-type="string">
            <text:p>BAT54A</text:p>
          </table:table-cell>
          <table:table-cell table:style-name="ce29" office:value-type="float" office:value="12">
            <text:p>12</text:p>
          </table:table-cell>
          <table:table-cell table:style-name="ce30" office:value-type="string" office:value="http://se.farnell.com/diodes-inc/bat54a/diode-schottky-dual/dp/9526498">
            <text:p><text:a xlink:href="http://se.farnell.com/diodes-inc/bat54a/diode-schottky-dual/dp/9526498">http://se.farnell.com/diodes-inc/bat54a/diode-schottky-dual/dp/9526498</text:a></text:p>
          </table:table-cell>
        </table:table-row>
        <table:table-row table:style-name="ro2">
          <table:table-cell table:style-name="ce24"/>
          <table:table-cell table:style-name="ce25"/>
          <table:table-cell table:style-name="ce24"/>
          <table:table-cell table:number-columns-repeated="2" table:style-name="ce26"/>
        </table:table-row>
        <table:table-row table:style-name="ro2">
          <table:table-cell table:style-name="ce21" office:value-type="string">
            <text:p>Fuses</text:p>
          </table:table-cell>
          <table:table-cell table:style-name="ce25"/>
          <table:table-cell table:style-name="ce24"/>
          <table:table-cell table:number-columns-repeated="2" table:style-name="ce26"/>
        </table:table-row>
        <table:table-row table:style-name="ro2">
          <table:table-cell table:style-name="ce31" office:value-type="string">
            <text:p>Resettable PTC Fuse 2.2 A, 33 V</text:p>
          </table:table-cell>
          <table:table-cell table:style-name="ce28" office:value-type="float" office:value="2920">
            <text:p>2920</text:p>
          </table:table-cell>
          <table:table-cell table:style-name="ce38" office:value-type="string">
            <text:p>SMD100F/33-2</text:p>
          </table:table-cell>
          <table:table-cell table:style-name="ce29" office:value-type="float" office:value="13">
            <text:p>13</text:p>
          </table:table-cell>
          <table:table-cell table:style-name="ce30" office:value-type="string" office:value="http://se.farnell.com/te-connectivity-raychem/smd100f-33-2/s-kring-ptc-terst-llbar-33vdc/dp/2473646">
            <text:p><text:a xlink:href="http://se.farnell.com/te-connectivity-raychem/smd100f-33-2/s-kring-ptc-terst-llbar-33vdc/dp/2473646">http://se.farnell.com/te-connectivity-raychem/smd100f-33-2/s-kring-ptc-terst-llbar-33vdc/dp/2473646</text:a></text:p>
          </table:table-cell>
        </table:table-row>
        <table:table-row table:style-name="ro2">
          <table:table-cell table:style-name="ce24"/>
          <table:table-cell table:style-name="ce25"/>
          <table:table-cell/>
          <table:table-cell table:number-columns-repeated="2" table:style-name="ce26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41" office:value-type="string">
            <text:p>(Extra mackapär, +-9V)</text:p>
          </table:table-cell>
          <table:table-cell table:style-name="ce40"/>
          <table:table-cell table:style-name="ce39"/>
        </table:table-row>
        <table:table-row table:style-name="ro2">
          <table:table-cell table:style-name="ce31" office:value-type="string">
            <text:p>DC/DC converter (-1.5V to -12V)</text:p>
          </table:table-cell>
          <table:table-cell table:style-name="ce42" office:value-type="string">
            <text:p>SOIC-8N</text:p>
          </table:table-cell>
          <table:table-cell table:style-name="ce43" office:value-type="string">
            <text:p>TC7660SEOA</text:p>
          </table:table-cell>
          <table:table-cell/>
          <table:table-cell table:style-name="ce44" office:value-type="string" office:value="http://se.farnell.com/microchip/tc7660seoa/ic-dc-dc-convertor-45khz-soic/dp/1439746?ost=TC7660SEOA&amp;selectedCategoryId=&amp;categoryNameResp=Alla%2Bkategorier&amp;searchView=table&amp;iscrfnonsku=false">
            <text:p><text:a xlink:href="http://se.farnell.com/microchip/tc7660seoa/ic-dc-dc-convertor-45khz-soic/dp/1439746?ost=TC7660SEOA&amp;selectedCategoryId=&amp;categoryNameResp=Alla+kategorier&amp;searchView=table&amp;iscrfnonsku=false">http://se.farnell.com/microchip/tc7660seoa/ic-dc-dc-convertor-45khz-soic/dp/1439746?ost=TC7660SEOA&amp;selectedCategoryId=&amp;categoryNameResp=Alla%2Bkategorier&amp;searchView=table&amp;iscrfnonsku=false</text:a></text:p>
          </table:table-cell>
        </table:table-row>
        <table:table-row table:style-name="ro2">
          <table:table-cell table:style-name="ce41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  <table:table-row table:style-name="ro2">
          <table:table-cell table:style-name="ce39"/>
          <table:table-cell table:style-name="ce40"/>
          <table:table-cell table:style-name="ce3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Times New Roman" svg:font-family="Times New Roman"/>
    <style:font-face style:name="Verdana" svg:font-family="Verdana"/>
    <style:font-face style:name="Myriad-pro" svg:font-family="Myriad-pro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